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25.4cm" svg:height="8.4cm" svg:x="2cm" svg:y="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.1cm" svg:x="5.6cm" svg:y="11.2cm">
          <text:p/>
          <draw:enhanced-geometry svg:viewBox="0 0 21600 21600" draw:mirror-vertical="true" draw:glue-points="?f6 10800 10800 21600 ?f5 10800 10800 0" draw:text-areas="?f3 ?f3 ?f4 ?f4" draw:type="trapezoid" draw:modifiers="2244.8732852824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5.9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34cm" svg:height="1.834cm" svg:x="6.633cm" svg:y="12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7cm" svg:height="2.1cm" svg:x="20.8cm" svg:y="11.2cm">
          <text:p/>
          <draw:enhanced-geometry svg:viewBox="0 0 21600 21600" draw:mirror-vertical="true" draw:glue-points="?f6 10800 10800 21600 ?f5 10800 10800 0" draw:text-areas="?f3 ?f3 ?f4 ?f4" draw:type="trapezoid" draw:modifiers="8055.428970006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21.5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34cm" svg:height="1.834cm" svg:x="22.233cm" svg:y="12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1.2cm" svg:x="1.7cm" svg:y="1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2cm" svg:x="27.1cm" svg:y="1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2cm" svg:x="27.2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0.7cm" svg:x="8.1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0.7cm" svg:x="19.2cm" svg:y="4.2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0.899cm" svg:height="3.699cm" svg:x="25.4cm" svg:y="6.2cm" svg:viewBox="0 0 900 3700" draw:points="0,2500 0,0 900,0 900,3700 500,3700">
          <text:p/>
        </draw:polygon>
        <draw:polygon draw:style-name="gr1" draw:text-style-name="P1" draw:layer="layout" svg:width="2.999cm" svg:height="6.599cm" svg:x="23.6cm" svg:y="6.2cm" svg:viewBox="0 0 3000 6600" draw:points="0,4459 0,0 3000,0 3000,6600 1667,6600">
          <text:p/>
        </draw:polygon>
        <draw:polygon draw:style-name="gr1" draw:text-style-name="P1" draw:layer="layout" svg:width="0.899cm" svg:height="3.699cm" svg:x="26.8cm" svg:y="6.2cm" svg:viewBox="0 0 900 3700" draw:points="0,2500 0,0 900,0 900,3700 500,3700">
          <text:p/>
        </draw:polygon>
        <draw:polygon draw:style-name="gr1" draw:text-style-name="P1" draw:layer="layout" svg:width="0.899cm" svg:height="3.699cm" svg:x="1.7cm" svg:y="6cm" svg:viewBox="0 0 900 3700" draw:points="0,2500 0,0 900,0 900,3700 500,3700">
          <text:p/>
        </draw:polygon>
        <draw:custom-shape draw:style-name="gr1" draw:text-style-name="P1" draw:layer="layout" svg:width="25.2cm" svg:height="0.4cm" svg:x="2cm" svg:y="5.6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1.399cm" svg:height="2.399cm" draw:transform="rotate (-3.14159265358979) translate (6.7cm 8.6cm)" svg:viewBox="0 0 1400 2400" draw:points="0,1622 0,0 1400,0 1400,2400 778,2400">
          <text:p/>
        </draw:polygon>
        <draw:polygon draw:style-name="gr1" draw:text-style-name="P1" draw:layer="layout" svg:width="2.499cm" svg:height="3.999cm" svg:x="23.8cm" svg:y="6.5cm" svg:viewBox="0 0 2500 4000" draw:points="0,2703 0,0 2500,0 2500,4000 1389,4000">
          <text:p/>
        </draw:polygon>
        <draw:custom-shape draw:style-name="gr1" draw:text-style-name="P1" draw:layer="layout" svg:width="4.7cm" svg:height="6.8cm" svg:x="11.8cm" svg:y="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.9cm" svg:x="12.2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1.8cm" svg:x="17cm" svg:y="9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cm" svg:height="2.6cm" svg:x="16.8cm" svg:y="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cm" svg:height="2.5cm" svg:x="6.8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7cm" svg:x="3.1cm" svg:y="1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2.3cm" svg:x="6.9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2.3cm" svg:x="8.9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2.3cm" svg:x="17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2.3cm" svg:x="19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2.3cm" svg:x="20.9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2.4cm" svg:x="3.4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7cm" svg:x="1.8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7cm" svg:x="1.8cm" svg:y="1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7cm" svg:x="27.1cm" svg:y="10.1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0.599cm" svg:height="1.299cm" svg:x="27.8cm" svg:y="7.5cm" svg:viewBox="0 0 600 1300" draw:points="0,878 0,0 600,0 600,1300 333,1300">
          <text:p/>
        </draw:polygon>
        <draw:custom-shape draw:style-name="gr1" draw:text-style-name="P1" draw:layer="layout" svg:width="1.6cm" svg:height="0.3cm" svg:x="26.7cm" svg:y="8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4cm" svg:height="0.7cm" svg:x="28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9cm" svg:height="0.5cm" svg:x="11.7cm" svg:y="1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8cm" svg:x="12.7cm" svg:y="9.8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標準">
        <draw:custom-shape draw:style-name="gr1" draw:text-style-name="P1" draw:layer="layout" svg:width="13.4cm" svg:height="8.7cm" svg:x="3.4cm" svg:y="4.4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8.699cm" svg:height="8.899cm" svg:x="18.7cm" svg:y="4.4cm" svg:viewBox="0 0 8700 8900" draw:points="0,8900 0,0 6300,0 7600,800 8700,5500 8700,8900">
          <text:p/>
        </draw:polygon>
        <draw:custom-shape draw:style-name="gr1" draw:text-style-name="P1" draw:layer="layout" svg:width="4cm" svg:height="2.1cm" svg:x="5.6cm" svg:y="11.2cm">
          <text:p/>
          <draw:enhanced-geometry svg:viewBox="0 0 21600 21600" draw:mirror-vertical="true" draw:glue-points="?f6 10800 10800 21600 ?f5 10800 10800 0" draw:text-areas="?f3 ?f3 ?f4 ?f4" draw:type="trapezoid" draw:modifiers="2244.8732852824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5.9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34cm" svg:height="1.834cm" svg:x="6.633cm" svg:y="12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7cm" svg:height="2.1cm" svg:x="20.8cm" svg:y="11.2cm">
          <text:p/>
          <draw:enhanced-geometry svg:viewBox="0 0 21600 21600" draw:mirror-vertical="true" draw:glue-points="?f6 10800 10800 21600 ?f5 10800 10800 0" draw:text-areas="?f3 ?f3 ?f4 ?f4" draw:type="trapezoid" draw:modifiers="8055.428970006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21.5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34cm" svg:height="1.834cm" svg:x="22.233cm" svg:y="12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1.2cm" svg:x="27.1cm" svg:y="1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7.9cm" svg:x="16.9cm" svg:y="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cm" svg:height="0.7cm" svg:x="19.2cm" svg:y="4.2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2.999cm" svg:height="6.599cm" svg:x="23.6cm" svg:y="6.2cm" svg:viewBox="0 0 3000 6600" draw:points="0,4459 0,0 2300,0 3000,4300 3000,6600 1667,6600">
          <text:p/>
        </draw:polygon>
        <draw:polygon draw:style-name="gr1" draw:text-style-name="P1" draw:layer="layout" svg:width="1.499cm" svg:height="3.799cm" svg:x="26.2cm" svg:y="6.1cm" svg:viewBox="0 0 1500 3800" draw:points="600,2600 0,100 400,0 1500,3800 1100,3800">
          <text:p/>
        </draw:polygon>
        <draw:polygon draw:style-name="gr1" draw:text-style-name="P1" draw:layer="layout" svg:width="0.899cm" svg:height="3.699cm" svg:x="2.7cm" svg:y="5.3cm" svg:viewBox="0 0 900 3700" draw:points="0,2500 0,0 900,0 900,3700 500,3700">
          <text:p/>
        </draw:polygon>
        <draw:custom-shape draw:style-name="gr1" draw:text-style-name="P1" draw:layer="layout" svg:width="7.9cm" svg:height="0.3cm" svg:x="18.7cm" svg:y="5.7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1.399cm" svg:height="2.399cm" draw:transform="rotate (-3.14159265358979) translate (6.7cm 8.6cm)" svg:viewBox="0 0 1400 2400" draw:points="0,1622 0,0 1400,0 1400,2400 778,2400">
          <text:p/>
        </draw:polygon>
        <draw:polygon draw:style-name="gr1" draw:text-style-name="P1" draw:layer="layout" svg:width="2.299cm" svg:height="3.599cm" svg:x="23.8cm" svg:y="6.5cm" svg:viewBox="0 0 2300 3600" draw:points="0,2703 0,0 1900,0 2300,2700 1000,3600">
          <text:p/>
        </draw:polygon>
        <draw:custom-shape draw:style-name="gr1" draw:text-style-name="P1" draw:layer="layout" svg:width="3cm" svg:height="1.4cm" svg:x="13.4cm" svg:y="1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3cm" svg:height="1.8cm" svg:x="18.7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4.9cm" svg:x="19.5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7cm" svg:height="6.3cm" svg:x="6.9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7cm" svg:height="1.8cm" svg:x="6.9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7cm" svg:x="3.1cm" svg:y="1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2cm" svg:height="0.5cm" svg:x="4.3cm" svg:y="3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0.3cm" svg:x="10.7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0.9cm" svg:x="19.8cm" svg:y="9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2.1cm" svg:x="20.1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2.4cm" svg:x="3.8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7cm" svg:x="3.1cm" svg:y="1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7cm" svg:x="3.1cm" svg:y="1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7cm" svg:x="27.1cm" svg:y="10.1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0.599cm" svg:height="1.299cm" svg:x="27.8cm" svg:y="7.5cm" svg:viewBox="0 0 600 1300" draw:points="0,878 0,0 600,0 600,1300 333,1300">
          <text:p/>
        </draw:polygon>
        <draw:custom-shape draw:style-name="gr1" draw:text-style-name="P1" draw:layer="layout" svg:width="1.6cm" svg:height="0.3cm" svg:x="26.7cm" svg:y="8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4cm" svg:height="0.7cm" svg:x="28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9cm" svg:height="0.5cm" svg:x="11.7cm" svg:y="12.8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1.099cm" svg:height="0.899cm" svg:x="25.2cm" svg:y="10.9cm" svg:viewBox="0 0 1100 900" draw:points="200,700 0,0 1100,0 1100,900 500,900">
          <text:p/>
        </draw:polygon>
        <draw:custom-shape draw:style-name="gr1" draw:text-style-name="P1" draw:layer="layout" svg:width="1.6cm" svg:height="1.2cm" svg:x="23cm" svg:y="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0.8cm" svg:x="17.1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0.8cm" svg:x="17.1cm" svg:y="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0.8cm" svg:x="17.1cm" svg:y="7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0.8cm" svg:x="17.1cm" svg:y="8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0.8cm" svg:x="17.1cm" svg:y="9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0.8cm" svg:x="17.1cm" svg:y="10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0.8cm" svg:x="17.1cm" svg:y="1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2cm" svg:x="3cm" svg:y="1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0.3cm" svg:x="10.7cm" svg:y="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0.3cm" svg:x="10.7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2cm" svg:height="0.5cm" svg:x="4.3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3cm" svg:x="4.6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3cm" svg:x="6.2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3cm" svg:x="7.8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3cm" svg:x="9.4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3cm" svg:x="11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3cm" svg:x="12.6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3cm" svg:x="14.2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2cm" svg:x="3.8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3cm" svg:x="4.4cm" svg:y="9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4cm" svg:height="1.6cm" svg:x="9.7cm" svg:y="11.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標準">
        <draw:path draw:style-name="gr1" draw:text-style-name="P1" draw:layer="layout" svg:width="25.076cm" svg:height="2.41cm" svg:x="2.759cm" svg:y="6.293cm" svg:viewBox="0 0 25077 2411" svg:d="M0 2402v-2400h17743c2446-43 7146 615 7334 1179-188 658-4418 1316-7334 1221z">
          <text:p/>
        </draw:path>
        <draw:custom-shape draw:style-name="gr1" draw:text-style-name="P1" draw:layer="layout" svg:width="18.016cm" svg:height="1.705cm" svg:x="1.982cm" svg:y="11.892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6.555cm" svg:height="5.892cm" svg:x="21.374cm" svg:y="7.85cm" svg:viewBox="0 0 6556 5893" draw:points="0,5893 0,0 4747,0 5726,529 6556,3641 6556,5893">
          <text:p/>
        </draw:polygon>
        <draw:custom-shape draw:style-name="gr1" draw:text-style-name="P1" draw:layer="layout" svg:width="2.898cm" svg:height="1.522cm" svg:x="16.947cm" svg:y="12.174cm">
          <text:p/>
          <draw:enhanced-geometry svg:viewBox="0 0 21600 21600" draw:mirror-vertical="true" draw:glue-points="?f6 10800 10800 21600 ?f5 10800 10800 0" draw:text-areas="?f3 ?f3 ?f4 ?f4" draw:type="trapezoid" draw:modifiers="2244.8732852824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2.391cm" svg:height="2.39cm" svg:x="17.17cm" svg:y="12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29cm" svg:height="1.329cm" svg:x="17.701cm" svg:y="13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cm" svg:height="1.6cm" svg:x="22.2cm" svg:y="12.1cm">
          <text:p/>
          <draw:enhanced-geometry svg:viewBox="0 0 21600 21600" draw:mirror-vertical="true" draw:glue-points="?f6 10800 10800 21600 ?f5 10800 10800 0" draw:text-areas="?f3 ?f3 ?f4 ?f4" draw:type="trapezoid" draw:modifiers="8055.428970006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2.39cm" svg:height="2.39cm" svg:x="23.402cm" svg:y="12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29cm" svg:height="1.329cm" svg:x="23.933cm" svg:y="13.0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52cm" svg:height="0.869cm" svg:x="27.458cm" svg:y="12.8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32cm" svg:height="5.722cm" svg:x="20.07cm" svg:y="7.9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02cm" svg:height="0.508cm" svg:x="21.736cm" svg:y="7.15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2.172cm" svg:height="3.198cm" svg:x="24.923cm" svg:y="8.599cm" svg:viewBox="0 0 2173 3199" draw:points="0,2161 0,0 1408,3 2173,2084 2173,3199 1207,3199">
          <text:p/>
        </draw:polygon>
        <draw:polygon draw:style-name="gr1" draw:text-style-name="P1" draw:layer="layout" svg:width="1.086cm" svg:height="1.924cm" svg:x="26.614cm" svg:y="8.884cm" svg:viewBox="0 0 1087 1925" draw:points="434,1229 0,94 470,0 1087,1925 797,1925">
          <text:p/>
        </draw:polygon>
        <draw:polygon draw:style-name="gr1" draw:text-style-name="P1" draw:layer="layout" svg:width="0.651cm" svg:height="2.679cm" svg:x="1.7cm" svg:y="7.944cm" svg:viewBox="0 0 652 2680" draw:points="0,1811 0,0 652,0 652,2680 362,2680">
          <text:p/>
        </draw:polygon>
        <draw:custom-shape draw:style-name="gr1" draw:text-style-name="P1" draw:layer="layout" svg:width="5.722cm" svg:height="0.217cm" svg:x="21.374cm" svg:y="8.237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1.013cm" svg:height="1.737cm" draw:transform="rotate (-3.14159265358979) translate (4.127cm 11.838cm)" svg:viewBox="0 0 1014 1738" draw:points="0,1175 0,0 1014,0 1014,1738 563,1738">
          <text:p/>
        </draw:polygon>
        <draw:polygon draw:style-name="gr1" draw:text-style-name="P1" draw:layer="layout" svg:width="1.503cm" svg:height="1.503cm" svg:x="25.11cm" svg:y="8.79cm" svg:viewBox="0 0 1504 1504" draw:points="0,752 94,0 1034,0 1504,1316 940,1504">
          <text:p/>
        </draw:polygon>
        <draw:custom-shape draw:style-name="gr1" draw:text-style-name="P1" draw:layer="layout" svg:width="1.666cm" svg:height="1.303cm" svg:x="21.374cm" svg:y="12.4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94cm" svg:height="2.917cm" svg:x="22.195cm" svg:y="8.5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744cm" svg:height="2.4cm" svg:x="1.913cm" svg:y="9.4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558cm" svg:height="0.5cm" draw:transform="rotate (0.22165681500328) translate (7.3cm 9.081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863cm" svg:height="1.598cm" svg:x="3.982cm" svg:y="8.6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49cm" svg:height="1.232cm" svg:x="15.142cm" svg:y="12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37cm" svg:height="0.363cm" svg:x="11.102cm" svg:y="8.2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04cm" svg:height="0.217cm" svg:x="15.579cm" svg:y="11.7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01cm" svg:height="0.421cm" svg:x="22.171cm" svg:y="10.85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0.841cm" svg:height="0.811cm" svg:x="22.388cm" svg:y="9.1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5cm" svg:height="1.739cm" svg:x="2.026cm" svg:y="10.0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34cm" svg:height="0.507cm" svg:x="15.142cm" svg:y="11.7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34cm" svg:height="0.507cm" svg:x="15.142cm" svg:y="12.3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35cm" svg:height="0.507cm" svg:x="27.458cm" svg:y="11.424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0.433cm" svg:height="0.941cm" svg:x="27.966cm" svg:y="9.541cm" svg:viewBox="0 0 434 942" draw:points="0,636 0,0 434,0 434,942 242,942">
          <text:p/>
        </draw:polygon>
        <draw:custom-shape draw:style-name="gr1" draw:text-style-name="P1" draw:layer="layout" svg:width="1.16cm" svg:height="0.217cm" svg:x="27.168cm" svg:y="10.26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9cm" svg:height="0.507cm" svg:x="28.11cm" svg:y="10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0.795cm" svg:height="0.651cm" svg:x="26.083cm" svg:y="12.003cm" svg:viewBox="0 0 796 652" draw:points="145,507 0,0 796,0 796,652 362,652">
          <text:p/>
        </draw:polygon>
        <draw:custom-shape draw:style-name="gr1" draw:text-style-name="P1" draw:layer="layout" svg:width="1.158cm" svg:height="0.87cm" svg:x="24.489cm" svg:y="6.7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42cm" svg:height="0.579cm" svg:x="20.215cm" svg:y="8.2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42cm" svg:height="0.58cm" svg:x="20.215cm" svg:y="8.9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42cm" svg:height="0.579cm" svg:x="20.215cm" svg:y="9.6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42cm" svg:height="0.58cm" svg:x="20.215cm" svg:y="10.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42cm" svg:height="0.579cm" svg:x="20.215cm" svg:y="11.1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42cm" svg:height="0.581cm" svg:x="20.215cm" svg:y="11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42cm" svg:height="0.579cm" svg:x="20.215cm" svg:y="12.5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52cm" svg:height="0.868cm" svg:x="15.07cm" svg:y="12.9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04cm" svg:height="0.217cm" svg:x="15.579cm" svg:y="10.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04cm" svg:height="0.218cm" svg:x="15.579cm" svg:y="7.8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37cm" svg:height="0.362cm" svg:x="11.102cm" svg:y="7.8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85cm" svg:height="0.218cm" svg:x="11.32cm" svg:y="7.9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87cm" svg:height="0.218cm" svg:x="12.478cm" svg:y="7.9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87cm" svg:height="0.218cm" svg:x="13.637cm" svg:y="7.9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87cm" svg:height="0.218cm" svg:x="14.796cm" svg:y="7.9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86cm" svg:height="0.218cm" svg:x="15.955cm" svg:y="7.9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86cm" svg:height="0.218cm" svg:x="17.114cm" svg:y="7.9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87cm" svg:height="0.218cm" svg:x="18.273cm" svg:y="7.9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52cm" svg:height="0.87cm" svg:x="10.582cm" svg:y="10.4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17cm" svg:height="0.218cm" svg:x="2.462cm" svg:y="12.3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949cm" svg:height="1.16cm" svg:x="8.187cm" svg:y="11.9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98cm" svg:height="1.521cm" svg:x="14.023cm" svg:y="12.167cm">
          <text:p/>
          <draw:enhanced-geometry svg:viewBox="0 0 21600 21600" draw:mirror-vertical="true" draw:glue-points="?f6 10800 10800 21600 ?f5 10800 10800 0" draw:text-areas="?f3 ?f3 ?f4 ?f4" draw:type="trapezoid" draw:modifiers="2244.8732852824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2.391cm" svg:height="2.389cm" svg:x="14.288cm" svg:y="12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28cm" svg:height="1.328cm" svg:x="14.82cm" svg:y="12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97cm" svg:height="1.522cm" svg:x="5.179cm" svg:y="12.063cm">
          <text:p/>
          <draw:enhanced-geometry svg:viewBox="0 0 21600 21600" draw:mirror-vertical="true" draw:glue-points="?f6 10800 10800 21600 ?f5 10800 10800 0" draw:text-areas="?f3 ?f3 ?f4 ?f4" draw:type="trapezoid" draw:modifiers="2244.8732852824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2.391cm" svg:height="2.39cm" svg:x="5.42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29cm" svg:height="1.329cm" svg:x="5.951cm" svg:y="12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49cm" svg:height="1.232cm" svg:x="3.392cm" svg:y="12.2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35cm" svg:height="0.507cm" svg:x="3.392cm" svg:y="11.7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35cm" svg:height="0.507cm" svg:x="3.392cm" svg:y="12.2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52cm" svg:height="0.869cm" svg:x="3.32cm" svg:y="12.8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98cm" svg:height="1.521cm" svg:x="2.273cm" svg:y="12.073cm">
          <text:p/>
          <draw:enhanced-geometry svg:viewBox="0 0 21600 21600" draw:mirror-vertical="true" draw:glue-points="?f6 10800 10800 21600 ?f5 10800 10800 0" draw:text-areas="?f3 ?f3 ?f4 ?f4" draw:type="trapezoid" draw:modifiers="2244.8732852824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2.39cm" svg:height="2.389cm" svg:x="2.539cm" svg:y="1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28cm" svg:height="1.328cm" svg:x="3.07cm" svg:y="1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6cm" svg:height="0.941cm" svg:x="8.365cm" svg:y="12.4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49cm" svg:height="0.362cm" svg:x="8.375cm" svg:y="12.08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3.949cm" svg:height="1.221cm" svg:x="3.298cm" svg:y="8.038cm" svg:viewBox="0 0 3950 1222" draw:points="3950,826 3950,0 0,0 0,1222 1756,1222">
          <text:p/>
        </draw:polygon>
        <draw:polygon draw:style-name="gr1" draw:text-style-name="P1" draw:layer="layout" svg:width="3.949cm" svg:height="1.315cm" draw:transform="rotate (-3.14159265358979) translate (7.247cm 6.816cm)" svg:viewBox="0 0 3950 1316" draw:points="0,889 0,0 3950,0 3950,1316 2195,1316">
          <text:p/>
        </draw:polygon>
        <draw:custom-shape draw:style-name="gr1" draw:text-style-name="P1" draw:layer="layout" svg:width="0.841cm" svg:height="0.812cm" draw:transform="skewX (-0.001221730476396) rotate (0.454658270144523) translate (22.535cm 9.897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41cm" svg:height="0.81cm" draw:transform="skewX (0.00122173047639593) rotate (0.454658270144523) translate (25.69cm 10.13cm)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0.651cm" svg:height="4.842cm" draw:transform="rotate (-1.51058246760109) translate (9.93368320247985cm 10.012283430418cm)" svg:viewBox="0 0 652 4843" draw:points="652,3271 652,0 0,0 0,4843 290,4843">
          <text:p/>
        </draw:polygon>
        <draw:custom-shape draw:style-name="gr1" draw:text-style-name="P1" draw:layer="layout" svg:width="1.328cm" svg:height="1.328cm" svg:x="8.578cm" svg:y="9.2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29cm" svg:height="1.328cm" svg:x="2.934cm" svg:y="9.35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29cm" svg:height="1.328cm" svg:x="4.893cm" svg:y="9.91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49cm" svg:height="0.362cm" svg:x="5.684cm" svg:y="9.83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2.821cm" svg:height="0.847cm" svg:x="3.592cm" svg:y="9.6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158cm" svg:height="0.87cm" svg:x="20.4cm" svg:y="5.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1.2cm" svg:x="20.7cm" svg:y="6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02T00:31:29.682000000</meta:creation-date>
    <meta:editing-duration>P0D</meta:editing-duration>
    <meta:editing-cycles>1</meta:editing-cycles>
    <meta:generator>LibreOffice/6.3.4.2$Windows_X86_64 LibreOffice_project/60da17e045e08f1793c57c00ba83cdfce946d0aa</meta:generator>
    <meta:document-statistic meta:object-count="182"/>
  </office:meta>
</office:document-meta>
</file>